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T10" style:parent-style-name="DefaultParagraphFont" style:family="text">
      <style:text-properties style:language-asian="it" style:country-asian="IT"/>
    </style:style>
    <style:style style:name="P11" style:parent-style-name="Heading1" style:family="paragraph">
      <style:paragraph-properties fo:text-align="center"/>
      <style:text-properties style:font-size-complex="14pt" fo:language="en" fo:country="GB"/>
    </style:style>
    <style:style style:name="P12" style:parent-style-name="Normal" style:family="paragraph">
      <style:paragraph-properties fo:text-align="center"/>
      <style:text-properties fo:language="en" fo:country="US"/>
    </style:style>
    <style:style style:name="P13" style:parent-style-name="Normal" style:family="paragraph">
      <style:text-properties fo:language="en" fo:country="US"/>
    </style:style>
    <style:style style:name="P14" style:parent-style-name="Normal" style:family="paragraph">
      <style:text-properties style:text-position="super 63.6%" fo:language="en" fo:country="US"/>
    </style:style>
    <style:style style:name="P15" style:parent-style-name="titolo_video" style:family="paragraph">
      <style:text-properties fo:language="en" fo:country="GB"/>
    </style:style>
    <style:style style:family="graphic" style:name="a0" style:parent-style-name="Graphics">
      <style:graphic-properties fo:border="none" fo:background-color="transparent" style:wrap="parallel" style:wrap-contour="false" fo:clip="rect(0in, 0in, 0in, 0in)" style:horizontal-rel="page-content" style:vertical-rel="page-content" style:horizontal-pos="left" style:vertical-pos="top"/>
    </style:style>
  </office:automatic-styles>
  <office:body>
    <office:text text:use-soft-page-breaks="true">
      <text:h text:style-name="P1" text:outline-level="1"><text:span text:style-name="T10"><draw:frame draw:z-index="251659264" draw:style-name="a0" draw:name="Picture 9" text:anchor-type="paragraph" svg:x="0in" svg:y="0in" svg:width="7.08333in" svg:height="0.875in" style:rel-width="scale" style:rel-height="scale"><draw:image xlink:href="media/image2.png" xlink:type="simple" xlink:show="embed" xlink:actuate="onLoad"/><svg:title/><svg:desc>intestazione_audio_transcription</svg:desc></draw:frame></text:span></text:h>
      <text:h text:style-name="P11" text:outline-level="1">Communication skills for engineering scholars</text:h>
      <text:p text:style-name="P12">____________________</text:p>
      <text:p text:style-name="P13"/>
      <text:p text:style-name="P14"/>
      <text:list text:style-name="LFO2" text:continue-numbering="true">
        <text:list-item>
          <text:p text:style-name="P15">Argumentation: introduction</text:p>
        </text:list-item>
      </text:list>
      <text:p text:style-name="trascrizione">Some years ago, while I was travelling on a train, I overheard a conversation between two teenagers, a boy and a girl. I was working on my laptop but almost immediately stopped doing what I was doing and started writing down what they were saying. And this is how it went: “You know Mary dyed her hair pink - it makes no sense to dye your hair pink!” “Why? My mother dyes her white hair brown and none objects…” “It’s against nature!” “Well, also piercing your ear for putting on earrings is against nature, and<text:s/>still none objects… none is born with a pierced ear.” “It’s different, it’s like someone cutting his veins, it’s against nature!” “It’s not the same thing! Cutting your veins actually hurts you, while dying your hair pink does not hurt you” “Well, what if<text:s/>they use the wrong cream and it actually hurts?” “Well and what if you have a car accident? Would you say that driving is wrong?? I think that dying your hair pink is like putting on your make up. Why am I allowed to color my eyebrow pink and not my hair?” “But what would people think?” “I don't care what people think.” …And they went on. But we stop here. You see? These two people are having an argument. They have different opinions and they are trying to support them, in different ways. Quite likely, they were not argumentation theory experts, but they spontaneously used “weapons” that argumentation theory has identified. For example, one of them uses what in Latin was called “argumentum ad populum”, a fallacious argument that says that what most people think must be true. It is fallacious and so the second person correctly objects “I do not care what most people do”. Because the fact that most people believe something does not make it true. We could take each turn-taking of this dialogue and analyze it under this lens. Argumentation theory sheds light on what we do in our everyday life. And it is important to know the rules, so we can improve our ability to put forth our points of view as well as to “defend” ourselves when fallacious arguments are used “against” us. Why do we need argumentation in science, a realm that would seem appropriate for demonstrations only? There a number of situations where we need it. We need to show why the topic we are investigating is relevant. We need to persuade a potential<text:s/>partner to join our consortium for a project proposal. We need to be accepted for an internship. We need to persuade a<text:s/><text:soft-page-break/>reviewer to fund our project. Are you persuaded that argumentation is important? If so, follow me in the next lesson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Trebuchet MS" style:font-name-asian="Times New Roman" style:font-name-complex="Times New Roman" fo:color="#646464" fo:font-size="14pt" style:font-size-asian="14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bottom="0.0833in" fo:margin-left="0in" fo:text-indent="0in">
        <style:tab-stops/>
      </style:paragraph-properties>
      <style:text-properties style:font-name="Trebuchet MS" style:font-name-asian="Times New Roman" style:font-name-complex="Times New Roman" fo:color="#1D9DD9"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margin-top="0.0277in" fo:margin-bottom="0.0555in" fo:margin-left="0.4923in">
        <style:tab-stops/>
      </style:paragraph-properties>
      <style:text-properties style:font-name="Trebuchet MS" style:font-name-asian="Times New Roman" style:font-name-complex="Times New Roman" fo:color="#707172"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rebuchet MS" style:font-name-asian="Times New Roman" style:font-name-complex="Times New Roman" fo:color="#1D9DD9" fo:font-size="13pt" style:font-size-asian="13pt" style:font-size-complex="13pt"/>
    </style:style>
    <style:style style:name="Heading1Char" style:display-name="Heading 1 Char" style:family="text" style:parent-style-name="DefaultParagraphFont">
      <style:text-properties style:font-name="Trebuchet MS" style:font-name-asian="Times New Roman" style:font-name-complex="Times New Roman" fo:color="#646464" fo:font-size="14pt" style:font-size-asian="14pt" style:font-size-complex="16pt"/>
    </style:style>
    <style:style style:name="Heading3Char" style:display-name="Heading 3 Char" style:family="text" style:parent-style-name="DefaultParagraphFont">
      <style:text-properties style:font-name="Trebuchet MS" style:font-name-asian="Times New Roman" style:font-name-complex="Times New Roman" fo:color="#707172" style:font-size-complex="12pt"/>
    </style:style>
    <style:style style:name="Header" style:display-name="Head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fo:hyphenate="false"/>
    </style:style>
    <style:style style:name="trascrizione" style:display-name="trascrizione" style:family="paragraph">
      <style:paragraph-properties fo:text-align="justify" fo:margin-top="0.1944in" fo:margin-bottom="0.2222in" fo:line-height="150%" fo:text-indent="0.4923in"/>
      <style:text-properties style:font-name="Trebuchet MS" style:font-name-asian="Times New Roman" style:font-name-complex="Times New Roman" fo:color="#707172" style:font-size-complex="12pt" fo:language="en" fo:country="US" fo:hyphenate="false"/>
    </style:style>
    <style:style style:name="titolo_corso" style:display-name="titolo_corso" style:family="paragraph">
      <style:paragraph-properties fo:text-align="center"/>
      <style:text-properties style:font-name="Trebuchet MS" style:font-name-asian="Times New Roman" style:font-name-complex="Times New Roman" fo:color="#646464" fo:font-size="14pt" style:font-size-asian="14pt" style:font-size-complex="14pt" fo:hyphenate="false"/>
    </style:style>
    <style:style style:name="titolo_video" style:display-name="titolo_video" style:family="paragraph" style:list-style-name="LFO2">
      <style:paragraph-properties fo:margin-bottom="0.0833in" fo:margin-left="0.4923in" fo:text-indent="-0.4923in">
        <style:tab-stops/>
      </style:paragraph-properties>
      <style:text-properties style:font-name="Trebuchet MS" style:font-name-asian="Times New Roman" style:font-name-complex="Times New Roman" fo:color="#1D9DD9" fo:font-size="13pt" style:font-size-asian="13pt" style:font-size-complex="13pt" fo:hyphenate="false"/>
    </style:style>
    <style:style style:name="titolo_lezione" style:display-name="titolo_lezione" style:family="paragraph">
      <style:text-properties style:font-name="Trebuchet MS" style:font-name-asian="Times New Roman" style:font-name-complex="Times New Roman" fo:color="#707172" style:font-size-complex="1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style:use-window-font-color="true"/>
    </style:style>
    <text:outline-style style:name="WW_OutlineListStyle">
      <text:outline-level-style text:level="1" style:num-format=""/>
      <text:outline-level-style text:level="2" text:style-name="WW_CharOUTLINELVL2"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
    </text:outline-style>
    <style:style style:name="WW_CharLFO1LVL1" style:family="text">
      <style:text-properties style:font-name="Symbol" style:use-window-font-color="true"/>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use-window-font-color="true"/>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2">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5909in" fo:margin-bottom="0.4923in" fo:margin-right="0.5909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2" style:parent-style-name="DefaultParagraphFont" style:family="text">
      <style:text-properties fo:language="en" fo:country="US"/>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style:style style:name="T6" style:parent-style-name="DefaultParagraphFont" style:family="text">
      <style:text-properties fo:font-weight="bold" style:font-weight-asian="bold" style:font-weight-complex="bold" fo:language="en" fo:country="US"/>
    </style:style>
    <style:style style:name="T7" style:parent-style-name="DefaultParagraphFont" style:family="text">
      <style:text-properties fo:font-weight="bold" style:font-weight-asian="bold" style:font-weight-complex="bold" fo:font-size="12pt" style:font-size-asian="12pt" style:font-size-complex="12pt" fo:language="en" fo:country="US"/>
    </style:style>
    <style:style style:name="T8" style:parent-style-name="DefaultParagraphFont" style:family="text">
      <style:text-properties fo:font-weight="bold" style:font-weight-asian="bold" style:font-weight-complex="bold" fo:language="en" fo:country="US"/>
    </style:style>
    <style:style style:name="P9" style:parent-style-name="Footer" style:family="paragraph">
      <style:text-properties fo:language="en" fo:country="US"/>
    </style:style>
  </office:automatic-styles>
  <office:master-styles>
    <style:master-page style:name="MP0" style:page-layout-name="PL0">
      <style:header>
        <text:p text:style-name="Header"/>
      </style:header>
      <style:footer>
        <text:p text:style-name="Footer"/>
        <text:p text:style-name="Footer"><text:span text:style-name="T2">Communication skills for engineering scholars</text:span><text:span text:style-name="T3"><text:s/>|<text:s/></text:span><text:span text:style-name="T4">Audio transcription</text:span><text:span text:style-name="T5"><text:s/></text:span><text:span text:style-name="T6"><text:page-number text:fixed="false">2</text:page-number></text:span><text:span text:style-name="T7">/</text:span><text:span text:style-name="T8"><text:page-count>2</text:page-count></text:span></text:p>
        <text:p text:style-name="P9"/>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iara</meta:initial-creator>
    <dc:creator>Roberta</dc:creator>
    <meta:creation-date>2020-08-18T14:12:00Z</meta:creation-date>
    <dc:date>2020-08-18T14:12:00Z</dc:date>
    <meta:template xlink:href="Normal.dotm" xlink:type="simple"/>
    <meta:editing-cycles>2</meta:editing-cycles>
    <meta:editing-duration>PT0S</meta:editing-duration>
    <meta:document-statistic meta:page-count="2" meta:paragraph-count="5" meta:word-count="394" meta:character-count="2635" meta:row-count="18" meta:non-whitespace-character-count="2246"/>
  </office:meta>
</office:document-meta>
</file>